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0.25/26" office:value-type="float" office:value="0.778846153846154" calcext:value-type="float">
            <text:p>0.7788461538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4.6/26" office:value-type="float" office:value="0.946153846153846" calcext:value-type="float">
            <text:p>0.9461538462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09:02:26.574893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5-11T09:03:09.222823821</dc:date>
    <meta:editing-duration>PT1H46M9S</meta:editing-duration>
    <meta:editing-cycles>12</meta:editing-cycles>
    <meta:generator>LibreOffice/5.1.6.2$Linux_X86_64 LibreOffice_project/10m0$Build-2</meta:generator>
    <meta:document-statistic meta:table-count="1" meta:cell-count="73" meta:object-count="0"/>
  </office:meta>
</office:document-meta>
</file>